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>
          <draw:text-box>
            <text:p>First first firs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secon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header>
                <text:p>Third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ext size 16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6T13:03:49.733000000</meta:creation-date>
    <dc:date>2019-01-16T15:21:50.674000000</dc:date>
    <meta:editing-duration>PT25M14S</meta:editing-duration>
    <meta:editing-cycles>3</meta:editing-cycles>
    <meta:generator>LibreOfficeDev/6.3.0.0.alpha0$Windows_x86 LibreOffice_project/17dd2662ccfa9d04efbea74e5d7548db5b2126d4</meta:generator>
    <meta:document-statistic meta:object-count="37"/>
  </office:meta>
</office:document-meta>
</file>